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y 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office:value-type="string" calcext:value-type="string">
            <text:p>fac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]*[.C2]" office:value-type="float" office:value="0.99" calcext:value-type="float">
            <text:p>0.99</text:p>
          </table:table-cell>
          <table:table-cell/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amp</text:p>
          </table:table-cell>
          <table:table-cell office:value-type="float" office:value="17" calcext:value-type="float">
            <text:p>17</text:p>
          </table:table-cell>
          <table:table-cell table:formula="of:=[.D3]/[.B3]" office:value-type="float" office:value="1.41176470588235" calcext:value-type="float">
            <text:p>1.41176470588235</text:p>
          </table:table-cell>
          <table:table-cell table:formula="of:=12*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c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5]*[.C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" calcext:value-type="float">
            <text:p>24</text:p>
          </table:table-cell>
          <table:table-cell table:formula="of:=[.D7]/[.B7]" office:value-type="float" office:value="1.10375" calcext:value-type="float">
            <text:p>1.10375</text:p>
          </table:table-cell>
          <table:table-cell table:formula="of:=SUM([.D2:.D5])" office:value-type="float" office:value="26.49" calcext:value-type="float">
            <text:p>26.49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upply scheme 1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3]/[.B13]" office:value-type="float" office:value="1.2825" calcext:value-type="float">
            <text:p>1.2825</text:p>
          </table:table-cell>
          <table:table-cell table:formula="of:=[.D14]*[.F2]" office:value-type="float" office:value="30.78" calcext:value-type="float">
            <text:p>30.78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3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14]/[.B14]" office:value-type="float" office:value="1.58823529411765" calcext:value-type="float">
            <text:p>1.58823529411765</text:p>
          </table:table-cell>
          <table:table-cell table:formula="of:=[.D15]+[.D3]" office:value-type="float" office:value="27" calcext:value-type="float">
            <text:p>27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6" calcext:value-type="float">
            <text:p>0.6</text:p>
          </table:table-cell>
          <table:table-cell table:formula="of:=[.D16]+[.D5]+[.D4]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3.3" calcext:value-type="float">
            <text:p>3.3</text:p>
          </table:table-cell>
          <table:table-cell table:formula="of:=[.C2]" office:value-type="float" office:value="0.3" calcext:value-type="float">
            <text:p>0.3</text:p>
          </table:table-cell>
          <table:table-cell table:formula="of:=[.B16]*[.C16]+([.B15]-[.B16])*[.C16]" office:value-type="float" office:value="1.5" calcext:value-type="float">
            <text:p>1.5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upply scheme 1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21]/[.B21]" office:value-type="float" office:value="1.362775" calcext:value-type="float">
            <text:p>1.362775</text:p>
          </table:table-cell>
          <table:table-cell table:formula="of:=[.D22]*[.F2]" office:value-type="float" office:value="32.7066" calcext:value-type="float">
            <text:p>32.7066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2]/[.B22]" office:value-type="float" office:value="1.68764705882353" calcext:value-type="float">
            <text:p>1.68764705882353</text:p>
          </table:table-cell>
          <table:table-cell table:formula="of:=[.D23]+[.D3]+([.B23]-[.B24])*[.C23]" office:value-type="float" office:value="28.69" calcext:value-type="float">
            <text:p>28.69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6" calcext:value-type="float">
            <text:p>6</text:p>
          </table:table-cell>
          <table:table-cell table:formula="of:=[.D23]/[.B23]" office:value-type="float" office:value="0.67" calcext:value-type="float">
            <text:p>0.67</text:p>
          </table:table-cell>
          <table:table-cell table:formula="of:=[.D24]+([.B24]-[.B25])*[.C24]" office:value-type="float" office:value="4.02" calcext:value-type="float">
            <text:p>4.02</text:p>
          </table:table-cell>
          <table:table-cell/>
          <table:table-cell table:style-name="ce2" table:formula="of:=[.B23]" office:value-type="float" office:value="6" calcext:value-type="float">
            <text:p>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</text:p>
          </table:table-cell>
          <table:table-cell table:formula="of:=([.F23]-[.F24])*[.C23]" office:value-type="float" office:value="0.67" calcext:value-type="float">
            <text:p>0.67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4]/[.B24]" office:value-type="float" office:value="0.6" calcext:value-type="float">
            <text:p>0.6</text:p>
          </table:table-cell>
          <table:table-cell table:formula="of:=[.D25]+[.D4]+[.D5]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5]*[.C25]+([.B24]-[.B25])*[.C25]" office:value-type="float" office:value="1.5" calcext:value-type="float">
            <text:p>1.5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20:03:02.8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9:02:40.829000000</meta:creation-date>
    <meta:generator>LibreOffice/7.0.3.1$Windows_X86_64 LibreOffice_project/d7547858d014d4cf69878db179d326fc3483e082</meta:generator>
    <dc:date>2022-05-18T21:51:37.267000000</dc:date>
    <meta:editing-duration>PT3H13M51S</meta:editing-duration>
    <meta:editing-cycles>49</meta:editing-cycles>
    <meta:document-statistic meta:table-count="1" meta:cell-count="101" meta:object-count="0"/>
  </office:meta>
</office:document-meta>
</file>